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53cm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73cm" fo:min-width="0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4.04cm" fo:min-width="0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131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Arrow_20_Line" style:list-style-name="L1">
      <style:graphic-properties draw:textarea-horizontal-align="center" draw:textarea-vertical-align="middle" draw:line-distance="2.022cm" loext:decorative="false"/>
      <style:paragraph-properties style:writing-mode="lr-tb"/>
    </style:style>
    <style:style style:name="gr8" style:family="graphic" style:parent-style-name="Arrow_20_Line" style:list-style-name="L1">
      <style:graphic-properties draw:textarea-horizontal-align="center" draw:textarea-vertical-align="middle" draw:line-distance="2.3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2cm" svg:y1="12.747cm" svg:x2="20.05cm" svg:y2="12.747cm">
          <text:p/>
        </draw:line>
        <draw:custom-shape draw:style-name="gr2" draw:text-style-name="P2" draw:layer="layout" svg:width="0.318cm" svg:height="0.635cm" svg:x="1.952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2.674cm" svg:y="12.4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3.54cm" svg:y="12.4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4.607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5.572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6.537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8cm" svg:height="0.623cm" svg:x="7.604cm" svg:y="12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03cm" svg:height="4.29cm" svg:x="8.569cm" svg:y="10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165cm" svg:height="4.29cm" svg:x="10.525cm" svg:y="10.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32cm" svg:height="4.29cm" svg:x="13.799cm" svg:y="10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199cm" svg:height="4.29cm" svg:x="18.594cm" svg:y="10.7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166cm" svg:height="2.381cm" svg:x="17.337cm" svg:y="11.94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85cm" svg:height="0.725cm" svg:x="2.259cm" svg:y="13.69cm">
          <draw:text-box>
            <text:p text:style-name="P3"><text:span text:style-name="T1">Proceso educativo</text:span></text:p>
          </draw:text-box>
        </draw:frame>
        <draw:frame draw:style-name="gr6" draw:text-style-name="P4" draw:layer="layout" svg:width="2.926cm" svg:height="0.725cm" svg:x="6.964cm" svg:y="9.255cm">
          <draw:text-box>
            <text:p text:style-name="P3"><text:span text:style-name="T1">Lanzamiento</text:span></text:p>
          </draw:text-box>
        </draw:frame>
        <draw:frame draw:style-name="gr6" draw:text-style-name="P4" draw:layer="layout" svg:width="2.901cm" svg:height="0.725cm" svg:x="9.186cm" svg:y="15.287cm">
          <draw:text-box>
            <text:p text:style-name="P3"><text:span text:style-name="T1">Compromiso</text:span></text:p>
          </draw:text-box>
        </draw:frame>
        <draw:frame draw:style-name="gr6" draw:text-style-name="P4" draw:layer="layout" svg:width="2.973cm" svg:height="0.725cm" svg:x="12.43cm" svg:y="9.255cm">
          <draw:text-box>
            <text:p text:style-name="P3"><text:span text:style-name="T1">Construccion</text:span></text:p>
          </draw:text-box>
        </draw:frame>
        <draw:custom-shape draw:style-name="gr5" draw:text-style-name="P2" draw:layer="layout" svg:width="0.166cm" svg:height="2.381cm" svg:x="15.221cm" svg:y="11.91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15cm" svg:height="1.673cm" svg:x="14.219cm" svg:y="14.652cm">
          <draw:text-box>
            <text:p text:style-name="P3"><text:span text:style-name="T1">1a 2 años</text:span></text:p>
            <text:p text:style-name="P3"><text:span text:style-name="T1">Platino</text:span><text:span text:style-name="T1"><text:line-break/></text:span><text:span text:style-name="T1">80K a 100K</text:span></text:p>
          </draw:text-box>
        </draw:frame>
        <draw:frame draw:style-name="gr6" draw:text-style-name="P4" draw:layer="layout" svg:width="2.95cm" svg:height="1.673cm" svg:x="15.806cm" svg:y="10.202cm">
          <draw:text-box>
            <text:p text:style-name="P3"><text:span text:style-name="T1">2 a 3 años</text:span></text:p>
            <text:p text:style-name="P3"><text:span text:style-name="T1">Rubi</text:span><text:span text:style-name="T1"><text:line-break/></text:span><text:span text:style-name="T1">150K a 300K</text:span></text:p>
          </draw:text-box>
        </draw:frame>
        <draw:frame draw:style-name="gr6" draw:text-style-name="P4" draw:layer="layout" svg:width="4.62cm" svg:height="1.673cm" svg:x="16.981cm" svg:y="15.523cm">
          <draw:text-box>
            <text:p text:style-name="P3"><text:span text:style-name="T1">3 a 5 años</text:span></text:p>
            <text:p text:style-name="P3"><text:span text:style-name="T1">Esmeralda / diamante</text:span></text:p>
            <text:p text:style-name="P3"><text:span text:style-name="T1">400k a 700k</text:span></text:p>
          </draw:text-box>
        </draw:frame>
        <draw:measure draw:style-name="gr7" draw:text-style-name="P6" draw:layer="measurelines" svg:x1="8.62cm" svg:y1="12.747cm" svg:x2="10.525cm" svg:y2="12.747cm">
          <text:p text:style-name="P5"><text:measure text:kind="gap"/><text:span text:style-name="T2">Carrera de 30 dias</text:span><text:measure text:kind="gap"/></text:p>
        </draw:measure>
        <draw:measure draw:style-name="gr8" draw:text-style-name="P6" draw:layer="layout" svg:x1="12.43cm" svg:y1="12.747cm" svg:x2="14.017cm" svg:y2="12.747cm">
          <text:p text:style-name="P5"><text:measure text:kind="gap"/><text:span text:style-name="T2">Carrera de 90 dias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1T14:06:03.471000000</meta:creation-date>
    <dc:date>2025-01-21T14:21:09.290000000</dc:date>
    <meta:editing-duration>PT15M4S</meta:editing-duration>
    <meta:editing-cycles>4</meta:editing-cycles>
    <meta:generator>LibreOffice/24.8.3.2$Windows_X86_64 LibreOffice_project/48a6bac9e7e268aeb4c3483fcf825c94556d9f92</meta:generator>
    <meta:document-statistic meta:object-count="23"/>
  </office:meta>
</office:document-meta>
</file>